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outline1">
      <style:graphic-properties fo:min-height="5.559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5.103cm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2">
        <draw:frame presentation:style-name="pr1" draw:layer="layout" svg:width="25.199cm" svg:height="3.506cm" svg:x="1.4cm" svg:y="0.837cm" presentation:class="title">
          <draw:text-box>
            <text:p>ТРАНСПОРТНЫЙ УРОВЕНЬ</text:p>
          </draw:text-box>
        </draw:frame>
        <draw:frame presentation:style-name="pr2" draw:layer="layout" svg:width="12.697cm" svg:height="16.2cm" svg:x="1cm" svg:y="4cm" presentation:class="outline" presentation:user-transformed="true">
          <draw:text-box>
            <text:list text:style-name="L2">
              <text:list-header>
                <text:p>Средства сетевого уровня обеспечивают доставку данных между устройствами в составной сети (компьютерами, маршрутизаторами и т.д). Однако <text:s/>на одном узле может функционировать параллельно несколько программ, которым требуется доступ к сети. Следовательно, данные внутри компьютерной системы должны распределяться между программами. Поэтому, <text:s/>недостаточно просто адресовать конкретный узел, необходимо также идентифицировать программу-получателя, что невозможно осуществить средствами сетевого уровня.</text:p>
              </text:list-header>
            </text:list>
          </draw:text-box>
        </draw:frame>
        <draw:frame presentation:style-name="pr3" draw:layer="layout" svg:width="12.887cm" svg:height="15.8cm" svg:x="14.313cm" svg:y="4cm" presentation:class="outline" presentation:user-transformed="true">
          <draw:text-box>
            <text:list text:style-name="L2">
              <text:list-header>
                <text:p>Когда исходные данные превышают максимально допустимый размер пакета сетевого уровня, то эти данные должны быть разбиты на порции, каждая из которых передается в сеть отдельным пакетом. Однако каждый пакет сетевого уровня передается по сети как единый, независимый от других блок данных. В случае если какие-либо пакеты "потерялись", то модуль сетевого протокола на принимающей стороне не сможет обнаружить потерю, и, следовательно, – обнаружить нарушение целостности общего массива данных. Поэтому средства транспортного уровня обеспечивают отсутствие потерь информации. Такой режим передачи данных получил название гарантированной доставкой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2">
        <draw:frame presentation:style-name="pr5" draw:layer="layout" svg:width="25.199cm" svg:height="3.506cm" svg:x="1.4cm" svg:y="0.837cm" presentation:class="title" presentation:user-transformed="true">
          <draw:text-box>
            <text:p>Доставка данных между приложениями</text:p>
          </draw:text-box>
        </draw:frame>
        <draw:frame presentation:style-name="pr2" draw:layer="layout" svg:width="12.297cm" svg:height="14.886cm" svg:x="1.4cm" svg:y="4.914cm" presentation:class="outline" presentation:user-transformed="true">
          <draw:text-box>
            <text:list text:style-name="L2">
              <text:list-header>
                <text:p>Для идентификации программ протоколы транспортного уровня в сети Интернет (TCP и UDP), используют уникальные числовые значения, так называемые номера портов. Номера портов назначаются программам в соответствии с ее функциональным назначением на основе определенных стандартов. Для каждого протокола существуют стандартные списки соответствия номеров портов и программ. Так, например, программное обеспечение WWW, работающее через транспортный протокол TCP, использует TCP-порт 80, модули протокола FTP – TCP-порт 21, а служба DNS взаимодействует с транспортными протоколами TCP и UDP через TCP-порт 53 и UDP-порт 53 соответственно. </text:p>
              </text:list-header>
            </text:list>
          </draw:text-box>
        </draw:frame>
        <draw:frame presentation:style-name="pr3" draw:layer="layout" svg:width="12.297cm" svg:height="14.486cm" svg:x="14.313cm" svg:y="4.914cm" presentation:class="outline" presentation:user-transformed="true">
          <draw:text-box>
            <text:list text:style-name="L2">
              <text:list-item>
                <text:p>Протокол сетевого уровня IP и транспортные протоколы TCP и UDP реализуют двухуровневую схему адресации: номера TCP- и UDP-портов позволяют однозначно идентифицировать программу в рамках узла, однозначно определяемого IP-адресом. Следовательно, комбинация IP-адреса и номера порта позволяет однозначно идентифицировать программу в сети Интернет. Такой комбинированный адрес называется сокетом (socket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ПРОТОКОЛ UDP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Протокол UDP (User Datagram Protocol) – протокол транспортного уровня, входящий в стек протоколов TCP/IP, обеспечивающий негарантированную доставку данных без установления виртуального соединения.</text:p>
                <text:p>Структура заголовка дейтаграммы UDP (так называется пакет протокола) выглядит достаточно просто – она включает в себя всего четыре поля. Первые два поля содержат номера UDP-портов программы-отправителя и программы-получателя. Два остальных поля в структуре заголовка дейтаграммы предназначены для управления обработкой – это общая длина дейтаграммы и контрольная сумма заголовк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2">
        <draw:frame presentation:style-name="pr5" draw:layer="layout" svg:width="25.199cm" svg:height="3.506cm" svg:x="1.4cm" svg:y="0.837cm" presentation:class="title" presentation:user-transformed="true">
          <draw:text-box>
            <text:p>ПРОТОКОЛ TCP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Протокол TCP (Transmission Control Protocol) является транспортным протоколом стека протоколов TCP/IP, обеспечивающим гарантированную доставку данных с установлением виртуального соединения. </text:p>
              </text:list-item>
              <text:list-item>
                <text:p>Данные, подлежащие отправке в сеть, разбиваются на порции, то есть формируются пакеты данных. В терминологии TCP пакет называется сегментом.</text:p>
              </text:list-item>
            </text:list>
          </draw:text-box>
        </draw:frame>
        <draw:frame presentation:style-name="pr3" draw:layer="layout" svg:width="12.297cm" svg:height="14.686cm" svg:x="14.313cm" svg:y="4.914cm" presentation:class="outline" presentation:user-transformed="true">
          <draw:text-box>
            <text:list text:style-name="L2">
              <text:list-header>
                <text:p>Структура TCP-сегмента предполагает наличие следующих информационных полей:</text:p>
              </text:list-header>
              <text:list-item>
                <text:p>номер порта-отправителя и номер порта-получателя – номера портов, идентифицирующие программы, между которыми осуществляется взаимодействие;</text:p>
              </text:list-item>
              <text:list-item>
                <text:p>поля, предназначенные для обеспечения гарантированной доставки: размер окна, номер последовательности и номер подтверждения;</text:p>
              </text:list-item>
              <text:list-item>
                <text:p>управляющие флаги – специальные битовые поля, управляющие протоколом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0">
        <draw:frame presentation:style-name="pr5" draw:layer="layout" svg:width="25.199cm" svg:height="3.506cm" svg:x="1.4cm" svg:y="0.837cm" presentation:class="title" presentation:user-transformed="true">
          <draw:text-box>
            <text:p>Реализация режима гарантированной доставки</text:p>
          </draw:text-box>
        </draw:frame>
        <draw:frame presentation:style-name="pr6" draw:text-style-name="P1" draw:layer="layout" svg:width="25.199cm" svg:height="15.103cm" svg:x="1.601cm" svg:y="3.897cm" presentation:class="subtitle" presentation:user-transformed="true">
          <draw:text-box>
            <text:p text:style-name="P1"><text:span text:style-name="T1">Для обеспечения гарантированной доставки протокол TCP использует механизм отправки подтверждения. С целью снижения загрузки сети протокол TCP допускает посылку одного подтверждения сразу для нескольких полученных сегментов. Объем данных, которые могут быть переданы в сеть отправителем до получения подтверждения, определяется специальным параметром протокола TCP - размером окна. Размер окна согласуется при установлении соединения между отправителем и получателем и может автоматически изменяться программными модулями протокола TCP в зависимости от состояния канала связи. Если в процессе передачи данных потери происходят достаточно часто, то размер окна уменьшается, и наоборот – окно может иметь большой размер, если высока надежность канала данных. </text:span></text:p>
            <text:p text:style-name="P1"><text:span text:style-name="T1">Для того, чтобы данные могли быть правильно собраны получателем в нужном порядке, в заголовке TCP-сегмента присутствует информация, определяющая положение вложенных данных в общем потоке. Отправляя подтверждение, получатель указывает положение данных, которые он ожидает получить в следующем сегменте, тем самым косвенно сообщая отправителю, какой фрагмент общего потока был успешно принят. Соответствующие поля заголовка TCP-сегмента получили название номер последовательности и номер подтверждения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Установление соединения</text:p>
          </draw:text-box>
        </draw:frame>
        <draw:frame presentation:style-name="pr2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Перед началом передачи потока данных абоненты должны согласовать параметры передачи: размер окна и начальные номера последовательностей, относительно которых будет отсчитываться положение передаваемых в сегментах данных внутри общего потока. Очевидно, что такое согласование предполагает обмен специальными сегментами и выделение ресурсов, в частности, блоков памяти, необходимых для приема и обработки данных и подтверждений. Соответствующая последовательность действий называется установлением виртуального соединени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20:52:56.050011497</meta:creation-date>
    <dc:date>2016-01-09T22:02:14.029113268</dc:date>
    <meta:editing-duration>PT57M42S</meta:editing-duration>
    <meta:editing-cycles>5</meta:editing-cycles>
    <meta:generator>LibreOffice/4.2.7.2$Linux_X86_64 LibreOffice_project/420m0$Build-2</meta:generator>
    <meta:document-statistic meta:object-count="48"/>
  </office:meta>
</office:document-meta>
</file>